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8fc6" officeooo:paragraph-rsid="00198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the reddit comment’s file for one year (aprox 250gb). Compare the frequency of the words being used in the reddit comments to the frequency supplied by <text:a xlink:type="simple" xlink:href="https://www.wordsapi.com/" text:style-name="Internet_20_link" text:visited-style-name="Visited_20_Internet_20_Link">https://www.wordsapi.com/</text:a>. See if there are any large differences in the use of the words. Add in more relationships to analyze as the project is being complet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07:40.535103619</meta:creation-date>
    <dc:date>2017-10-26T19:12:52.229079565</dc:date>
    <meta:editing-duration>PT5M13S</meta:editing-duration>
    <meta:editing-cycles>1</meta:editing-cycles>
    <meta:document-statistic meta:table-count="0" meta:image-count="0" meta:object-count="0" meta:page-count="1" meta:paragraph-count="1" meta:word-count="53" meta:character-count="324" meta:non-whitespace-character-count="271"/>
    <meta:generator>LibreOffice/5.3.6.1$Linux_X86_64 LibreOffice_project/30m0$Build-1</meta:generator>
  </office:meta>
</office:document-meta>
</file>